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1in" fo:margin-right="0in" fo:text-indent="0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" style:font-name-complex="Times1"/>
    </style:style>
    <style:style style:name="T2" style:family="text">
      <style:text-properties style:font-name="Times" fo:font-size="12pt" style:font-size-asian="12pt" style:font-name-complex="Times1"/>
    </style:style>
    <style:style style:name="T3" style:family="text">
      <style:text-properties style:font-name="Times" fo:font-size="12pt" fo:font-weight="bold" style:font-size-asian="12pt" style:font-weight-asian="bold" style:font-name-complex="Times1"/>
    </style:style>
    <style:style style:name="T4" style:family="text">
      <style:text-properties style:font-name="Times" fo:font-size="12pt" fo:font-style="italic" style:font-size-asian="12pt" style:font-style-asian="italic" style:font-name-complex="Times1"/>
    </style:style>
    <style:style style:name="T5" style:family="text">
      <style:text-properties style:font-name="Times" fo:font-size="12pt" fo:font-style="italic" fo:font-weight="bold" style:font-size-asian="12pt" style:font-style-asian="italic" style:font-weight-asian="bold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quel Media International Test</text:span></text:p>
      <text:p text:style-name="Standard"/>
      <text:p text:style-name="Standard"><text:span text:style-name="T3">Objective:</text:span><text:span text:style-name="T2"> Using the supplied assets and directions, create a simple one-page website that is responsively-designed and contains simple light-box functionality</text:span></text:p>
      <text:p text:style-name="Standard"/>
      <text:p text:style-name="Standard">Clone from GitHub: <text:a xlink:type="simple" xlink:href="https://github.com/florgb02/test-code" text:style-name="Internet_20_link" text:visited-style-name="Visited_20_Internet_20_Link">https://github.com/florgb02/test-code</text:a></text:p>
      <text:p text:style-name="Standard"/>
      <text:p text:style-name="Standard"><text:span text:style-name="T3">Notes:</text:span><text:span text:style-name="T2"> For examples of how the completed project should look, check out the </text:span><text:span text:style-name="T3">assets/examples </text:span><text:span text:style-name="T2">folder.</text:span></text:p>
      <text:p text:style-name="Standard"/>
      <text:p text:style-name="Standard"><text:span text:style-name="T3">Directions:</text:span><text:span text:style-name="T2"> There are three breakpoints to work with. <text:s/>They are:</text:span></text:p>
      <text:p text:style-name="Standard"/>
      <text:p text:style-name="P1"><text:span text:style-name="T2"><text:tab/>•<text:tab/>Smaller than 600px</text:span></text:p>
      <text:p text:style-name="P1"><text:span text:style-name="T2"><text:tab/>•<text:tab/>600px – 1000px</text:span></text:p>
      <text:p text:style-name="P1"><text:span text:style-name="T2"><text:tab/>•<text:tab/>Large than 1000px</text:span></text:p>
      <text:p text:style-name="Standard"/>
      <text:p text:style-name="Standard"><text:span text:style-name="T2">You can find examples of how the final product should look in the </text:span><text:span text:style-name="T3">assets/examples/end_result</text:span><text:span text:style-name="T2"> folder</text:span></text:p>
      <text:p text:style-name="Standard"/>
      <text:p text:style-name="Standard"><text:span text:style-name="T2">Place all of your HTML in the provided </text:span><text:span text:style-name="T3">index.html</text:span><text:span text:style-name="T2"> file. <text:s/>Place all of your CSS in the </text:span><text:span text:style-name="T3">/assets/css/style.css </text:span><text:span text:style-name="T2">file. <text:s/>Additionally, you may opt to use SASS/SCSS to style your test. <text:s/>Please refer to the “</text:span><text:span text:style-name="T3">If you decide to use SCSS” </text:span><text:span text:style-name="T2">section for more information. <text:s/>Place all of your javascript in the </text:span><text:span text:style-name="T3">/assets/js/script.js</text:span><text:span text:style-name="T2"> file.</text:span></text:p>
      <text:p text:style-name="Standard"/>
      <text:p text:style-name="Standard"><text:span text:style-name="T2">In addition to recreating the layout, code your own lightbox-esque javascript plugin. <text:s/>This plugin should:</text:span></text:p>
      <text:p text:style-name="P1"><text:span text:style-name="T2"><text:tab/>•<text:tab/>Create the markup needed for a lightbox</text:span></text:p>
      <text:p text:style-name="P1"><text:span text:style-name="T2"><text:tab/>•<text:tab/>Fade in a lightbox when one of the images is clicked</text:span></text:p>
      <text:p text:style-name="P1"><text:span text:style-name="T2"><text:tab/>•<text:tab/>It should also fade out when either the ESC key is pressed, </text:span><text:span text:style-name="T3">or</text:span><text:span text:style-name="T2"> the user clicks on the overlay (black background behind lightbox in example pictures)</text:span></text:p>
      <text:p text:style-name="P1"><text:span text:style-name="T2"><text:tab/>•<text:tab/>Dynamically display the correct image in the lightbox based on which image is clicked (click image 1, show image 1 in lightbox; click image 2, show image 2 in the lightbox, etc etc)</text:span></text:p>
      <text:p text:style-name="P1"><text:span text:style-name="T2"><text:tab/>•<text:tab/>Be centered horizontally and vertically</text:span></text:p>
      <text:p text:style-name="P1"><text:span text:style-name="T2"><text:tab/>•<text:tab/>Replace the description with the clicked image’s </text:span><text:span text:style-name="T3">“alt”</text:span><text:span text:style-name="T2"> attribute.</text:span></text:p>
      <text:p text:style-name="P1"><text:span text:style-name="T4"><text:tab/>•<text:tab/>See the </text:span><text:span text:style-name="T5">assets/examples/lightbox_overlay</text:span><text:span text:style-name="T4"> folder for examples</text:span></text:p>
      <text:p text:style-name="Standard"/>
      <text:p text:style-name="Standard"><text:span text:style-name="T3">Questions:</text:span><text:span text:style-name="T2"> Please don’t hesitate to reach out with any questions on the test</text:span></text:p>
      <text:p text:style-name="Standard"/>
      <text:p text:style-name="Standard"><text:span text:style-name="T3">Timeframe:</text:span><text:span text:style-name="T2"> You shouldn’t spend more than an hour or two on this test.</text:span></text:p>
      <text:p text:style-name="Standard"/>
      <text:p text:style-name="Standard"><text:span text:style-name="T3">Resources:</text:span><text:span text:style-name="T2"> You may use any online resource you find you need.</text:span></text:p>
      <text:p text:style-name="Standard"/>
      <text:p text:style-name="Standard"/>
      <text:p text:style-name="Standard"><text:span text:style-name="T3">If you decide to use SCSS: <text:s/></text:span><text:span text:style-name="T2">A SCSS folder has been set up in </text:span><text:span text:style-name="T3">/assets/scss</text:span><text:span text:style-name="T2"> and contains five files:</text:span></text:p>
      <text:p text:style-name="Standard"/>
      <text:p text:style-name="P1"><text:span text:style-name="T2"><text:tab/>•<text:tab/>style.scss</text:span></text:p>
      <text:p text:style-name="P2"><text:span text:style-name="T2"><text:tab/>•<text:tab/>File all of your SASS/SCSS code should go in</text:span></text:p>
      <text:p text:style-name="P1"><text:span text:style-name="T2"><text:tab/>•<text:tab/>_variables.scss</text:span></text:p>
      <text:p text:style-name="P2"><text:span text:style-name="T2"><text:tab/>•<text:tab/>File containing all variables to be used in recreating the </text:span><text:soft-page-break/><text:span text:style-name="T2">design. <text:s/>A set of defaults has been provided for you.</text:span></text:p>
      <text:p text:style-name="P1"><text:span text:style-name="T2"><text:tab/>•<text:tab/>_mixins.scss</text:span></text:p>
      <text:p text:style-name="P2"><text:span text:style-name="T2"><text:tab/>•<text:tab/>File all of your mixins should go in</text:span></text:p>
      <text:p text:style-name="P1"><text:span text:style-name="T2"><text:tab/>•<text:tab/>_helpers.scss</text:span></text:p>
      <text:p text:style-name="P2"><text:span text:style-name="T2"><text:tab/>•<text:tab/>File containing a set of helper css rules to be used in normalization. </text:span></text:p>
      <text:p text:style-name="P1"><text:span text:style-name="T2"><text:tab/>•<text:tab/>_normalize.scss </text:span></text:p>
      <text:p text:style-name="P2"><text:span text:style-name="T2"><text:tab/>•<text:tab/>File containing a set of helper css rules to be used in normalization. </text:span></text:p>
      <text:p text:style-name="Standard"/>
      <text:p text:style-name="Standard"><text:span text:style-name="T2">A config file </text:span><text:span text:style-name="T3">config.rb</text:span><text:span text:style-name="T2"> has been provided to allow you to use Compass as your compiler. <text:s/>If you opt to use a different compiler, do not include “</text:span><text:span text:style-name="T3">compass/css3</text:span><text:span text:style-name="T2">” in your </text:span><text:span text:style-name="T3">style.scss</text:span><text:span text:style-name="T2"> file and let us know which compiler you used.</text:span></text:p>
      <text:p text:style-name="Standard"/>
      <text:p text:style-name="Standard"><text:span text:style-name="T3">Cross-browser compatibility:</text:span><text:span text:style-name="T2"> For the purposes of this test, feel free to use a modern browser, and only one specific version (please specify which browser you chose so we can use that to view your result).</text:span></text:p>
      <text:p text:style-name="Standard"/>
      <text:p text:style-name="Standard"><text:span text:style-name="T3">Bonus points</text:span><text:span text:style-name="T2">: Additional points will be scored for following any/all of the following:</text:span></text:p>
      <text:p text:style-name="Standard"/>
      <text:p text:style-name="P1"><text:span text:style-name="T2"><text:tab/>•<text:tab/>Your website works across multiple browsers (i.e. you’re using semantic HTML, standard CSS supported cross-browser, JS, etc)</text:span></text:p>
      <text:p text:style-name="P1"><text:span text:style-name="T2"><text:tab/>•<text:tab/>You can use Vanilla JS or jQuery</text:span></text:p>
      <text:p text:style-name="P1"><text:span text:style-name="T2"><text:tab/>•<text:tab/>You’re able to expose only necessary javascript variables to the global scope (HINT: if you were to distribute this, what variables would/wouldn’t be important to end users?)</text:span></text:p>
      <text:p text:style-name="P1"><text:span text:style-name="T2"><text:tab/>•<text:tab/>Use the best/most appropriate language for a desired functionality (i.e. CSS for styling, JS for DON manipulation, etc). (HINT: what should control the fading operations of the lightbox plugin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Sost</meta:initial-creator>
    <dc:date>2015-06-09T12:58:09</dc:date>
    <dc:creator>Flor Guzman</dc:creator>
    <meta:generator>OpenOffice/4.1.1$Unix OpenOffice.org_project/411m6$Build-9775</meta:generator>
    <meta:document-statistic meta:table-count="0" meta:image-count="0" meta:object-count="0" meta:page-count="2" meta:paragraph-count="39" meta:word-count="558" meta:character-count="3381"/>
    <meta:editing-duration>PT11M13S</meta:editing-duration>
    <meta:editing-cycles>1</meta:editing-cycles>
  </office:meta>
</office:document-meta>
</file>